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91,505,851,755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80,856,697,009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75,128,738,621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78,710,793,238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92,699,089,726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89,936,020,806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87,408,842,652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77,497,529,258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64,993,498,049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8,388,363,589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60,905,452,535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2,085,379,453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7,215,779,713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1,081,991,677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4,763,712,873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1,633,708,192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0,142,756,046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9,452,000,520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9,507,452,535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5,593,456,176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3,996,914,694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5,837,451,235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5,277,763,329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31:22.381607315</dc:date>
    <meta:editing-duration>PT5H22M44S</meta:editing-duration>
    <meta:editing-cycles>127</meta:editing-cycles>
    <meta:generator>LibreOffice/7.2.6.2$Linux_X86_64 LibreOffice_project/20$Build-2</meta:generator>
    <meta:document-statistic meta:table-count="1" meta:cell-count="48" meta:object-count="0"/>
  </office:meta>
</office:document-meta>
</file>